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2">
      <style:text-properties style:text-underline-style="none"/>
    </style:style>
    <style:style style:name="P10" style:family="paragraph" style:parent-style-name="Standard" style:list-style-name="L3">
      <style:text-properties style:text-underline-style="none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6"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L7">
      <style:text-properties style:text-underline-style="none" fo:font-weight="bold" style:font-weight-asian="bold" style:font-weight-complex="bold"/>
    </style:style>
    <style:style style:name="P14" style:family="paragraph" style:parent-style-name="Standard" style:list-style-name="L2"/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 style:list-style-name="L10">
      <style:text-properties fo:font-weight="normal" style:font-weight-asian="normal" style:font-weight-complex="normal"/>
    </style:style>
    <style:style style:name="P17" style:family="paragraph" style:parent-style-name="Standard" style:list-style-name="L6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8" style:family="paragraph" style:parent-style-name="Standard" style:list-style-name="L7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 style:list-style-name="L8">
      <style:text-properties fo:font-style="italic" style:font-style-asian="italic" style:font-style-complex="italic"/>
    </style:style>
    <style:style style:name="P21" style:family="paragraph" style:parent-style-name="Standard" style:list-style-name="L20">
      <style:text-properties fo:font-style="italic" style:font-style-asian="italic" style:font-style-complex="italic"/>
    </style:style>
    <style:style style:name="P22" style:family="paragraph" style:parent-style-name="Standard" style:list-style-name="L8">
      <style:text-properties fo:font-size="9pt" style:font-size-asian="9pt" style:font-size-complex="9pt"/>
    </style:style>
    <style:style style:name="P2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text-properties fo:font-size="12pt" style:font-size-asian="12pt" style:font-size-complex="12pt"/>
    </style:style>
    <style:style style:name="P25" style:family="paragraph" style:parent-style-name="Standard" style:list-style-name="L8"/>
    <style:style style:name="P26" style:family="paragraph" style:parent-style-name="Standard" style:list-style-name="L10"/>
    <style:style style:name="P27" style:family="paragraph" style:parent-style-name="Standard" style:list-style-name="L12"/>
    <style:style style:name="P28" style:family="paragraph" style:parent-style-name="Standard">
      <style:text-properties style:use-window-font-color="true" style:font-name="TimesNewRomanPSMT" fo:font-size="12pt" style:font-name-asian="TimesNewRomanPSMT" style:font-size-asian="12pt" style:font-name-complex="TimesNewRomanPSMT" style:font-size-complex="12pt"/>
    </style:style>
    <style:style style:name="P29" style:family="paragraph" style:parent-style-name="Standard"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0" style:family="paragraph" style:parent-style-name="Standard" style:list-style-name="L13"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1" style:family="paragraph" style:parent-style-name="Standard" style:list-style-name="L14"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2" style:family="paragraph" style:parent-style-name="Standard" style:list-style-name="L16"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3" style:family="paragraph" style:parent-style-name="Standard" style:list-style-name="L21"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4" style:family="paragraph" style:parent-style-name="Standard" style:list-style-name="L14">
      <style:text-properties style:use-window-font-color="true" style:font-name="TimesNewRomanPSMT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35" style:family="paragraph" style:parent-style-name="Standard" style:list-style-name="L17"/>
    <style:style style:name="P36" style:family="paragraph" style:parent-style-name="Standard" style:list-style-name="L18"/>
    <style:style style:name="P37" style:family="paragraph" style:parent-style-name="Standard" style:list-style-name="L19"/>
    <style:style style:name="P38" style:family="paragraph" style:parent-style-name="Standard" style:list-style-name="L1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9" style:family="paragraph" style:parent-style-name="Standard" style:list-style-name="L1">
      <style:paragraph-properties fo:margin-left="0in" fo:margin-right="0in" fo:text-indent="0in" style:auto-text-indent="false"/>
      <style:text-properties style:text-underline-style="solid" style:text-underline-width="auto" style:text-underline-color="font-color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41" style:family="paragraph" style:parent-style-name="Standard" style:list-style-name="L2">
      <style:paragraph-properties fo:margin-left="0.9846in" fo:margin-right="0in" fo:text-indent="-0.25in" style:auto-text-indent="false"/>
    </style:style>
    <style:style style:name="P42" style:family="paragraph" style:parent-style-name="Standard" style:list-style-name="L6">
      <style:paragraph-properties fo:margin-left="0.9846in" fo:margin-right="0in" fo:text-indent="-0.25in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44" style:family="paragraph" style:parent-style-name="Standard" style:list-style-name="L18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45" style:family="paragraph" style:parent-style-name="Standard" style:list-style-name="L10">
      <style:paragraph-properties fo:margin-left="0.9846in" fo:margin-right="0in" fo:text-indent="-0.25in" style:auto-text-indent="false"/>
      <style:text-properties fo:font-weight="normal" style:font-weight-asian="normal" style:font-weight-complex="normal"/>
    </style:style>
    <style:style style:name="P46" style:family="paragraph" style:parent-style-name="Standard" style:list-style-name="L10">
      <style:paragraph-properties fo:margin-left="0.9846in" fo:margin-right="0in" fo:text-indent="-0.25in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10">
      <style:paragraph-properties fo:margin-left="0.9846in" fo:margin-right="0in" fo:text-indent="-0.25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Standard" style:list-style-name="L13">
      <style:paragraph-properties fo:margin-left="0.9846in" fo:margin-right="0in" fo:text-indent="-0.25in" style:auto-text-indent="false"/>
      <style:text-properties style:use-window-font-color="true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49" style:family="paragraph" style:parent-style-name="Standard" style:list-style-name="L18">
      <style:paragraph-properties fo:margin-left="0.9846in" fo:margin-right="0in" fo:text-indent="-0.25in" style:auto-text-indent="false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text-underline-style="none"/>
    </style:style>
    <style:style style:name="P51" style:family="paragraph" style:parent-style-name="Standard" style:list-style-name="L10">
      <style:paragraph-properties fo:margin-left="1.4772in" fo:margin-right="0in" fo:text-indent="-0.25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 style:list-style-name="L10">
      <style:paragraph-properties fo:margin-left="1.4772in" fo:margin-right="0in" fo:text-indent="-0.25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53" style:family="paragraph" style:parent-style-name="Standard" style:list-style-name="L10">
      <style:paragraph-properties fo:margin-left="1.9693in" fo:margin-right="0in" fo:text-indent="-0.25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9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20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21" style:family="text">
      <style:text-properties fo:font-size="9pt" style:text-underline-style="none" style:font-size-asian="9pt" style:font-size-complex="9pt"/>
    </style:style>
    <style:style style:name="T22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style:use-window-font-color="true"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5" style:family="text">
      <style:text-properties style:use-window-font-color="true" style:font-name="TimesNewRomanPSMT" fo:font-size="12pt" fo:font-style="normal" style:text-underline-style="none" fo:font-weight="bold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T26" style:family="text">
      <style:text-properties style:use-window-font-color="true" style:font-name="TimesNewRomanPSMT" fo:font-size="12pt" fo:font-style="italic" style:text-underline-style="none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27" style:family="text">
      <style:text-properties style:use-window-font-color="true" style:font-name="TimesNewRomanPSMT" fo:font-size="12pt" style:text-underline-style="none" fo:font-weight="normal" style:font-name-asian="TimesNewRomanPSMT" style:font-size-asian="12pt" style:font-weight-asian="normal" style:font-name-complex="TimesNewRomanPSMT" style:font-size-complex="12pt" style:font-weight-complex="normal"/>
    </style:style>
    <text:list-style style:name="L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4</text:p>
      <text:p text:style-name="P4">---</text:p>
      <text:p text:style-name="P5">RHCSA-Level Security Options<text:line-break/></text:p>
      <text:p text:style-name="P1">Linux security starts with a concept known as “discretionary access controls”, which includes the permissions and ownership associated with files and directories.</text:p>
      <text:p text:style-name="P6"/>
      <text:list xml:id="list1410344631324832594" text:style-name="L1">
        <text:list-item>
          <text:list>
            <text:list-header>
              <text:p text:style-name="P38">4.1: Basic File Permissions</text:p>
            </text:list-header>
          </text:list>
        </text:list-item>
      </text:list>
      <text:p text:style-name="P6"/>
      <text:p text:style-name="P2">umask<text:span text:style-name="T5"> - </text:span></text:p>
      <text:p text:style-name="P8"/>
      <text:p text:style-name="P2"><text:span text:style-name="T7">S</text:span><text:span text:style-name="T5">uper </text:span><text:span text:style-name="T7">U</text:span><text:span text:style-name="T5">ser </text:span><text:span text:style-name="T7">ID</text:span><text:span text:style-name="T5"> (SUID)</text:span></text:p>
      <text:p text:style-name="P8"/>
      <text:p text:style-name="P2"><text:span text:style-name="T7">S</text:span><text:span text:style-name="T5">uper </text:span><text:span text:style-name="T7">G</text:span><text:span text:style-name="T5">roup </text:span><text:span text:style-name="T7">ID</text:span><text:span text:style-name="T5"> (SGID)</text:span></text:p>
      <text:p text:style-name="P8"/>
      <text:p text:style-name="P2">chmod –<text:span text:style-name="T5"> changes permissions for users, groups, and others. <text:s/>Chmod doesn't use typical flags, but can instead change permissions based on numerical values or ugo/wrx shorthand. <text:s/>Ex:</text:span></text:p>
      <text:list xml:id="list1776136541899479128" text:style-name="L6">
        <text:list-item>
          <text:p text:style-name="P17"><text:span text:style-name="T5">chmod u+x $file </text:span><text:span text:style-name="T14">adds executable permissions for the file owner.</text:span></text:p>
        </text:list-item>
        <text:list-item>
          <text:p text:style-name="P17"><text:span text:style-name="T5">chmod go-w $file </text:span><text:span text:style-name="T14">removes write permissions from group and other users.</text:span></text:p>
        </text:list-item>
        <text:list-item>
          <text:p text:style-name="P17"><text:span text:style-name="T5">chmod +x $file </text:span><text:span text:style-name="T14">adds executable permissions for $file to ALL users.</text:span></text:p>
        </text:list-item>
        <text:list-item>
          <text:p text:style-name="P17"><text:span text:style-name="T5">chmod 770 $file </text:span><text:span text:style-name="T14">adds rwx permissions for the file owner and group owner, but denies access to all others.</text:span></text:p>
        </text:list-item>
        <text:list-item>
          <text:p text:style-name="P17"><text:span text:style-name="T14">The SUID, SGID, and sticky bit all have number representations as well.</text:span></text:p>
        </text:list-item>
        <text:list-item>
          <text:p text:style-name="P42"><text:span text:style-name="T14">SUID = 4</text:span></text:p>
        </text:list-item>
        <text:list-item>
          <text:p text:style-name="P42"><text:span text:style-name="T14">SGID = 2</text:span></text:p>
        </text:list-item>
        <text:list-item>
          <text:p text:style-name="P42"><text:span text:style-name="T14">sticky bit = 1</text:span></text:p>
        </text:list-item>
        <text:list-item>
          <text:p text:style-name="P42"><text:span text:style-name="T14">Ex: </text:span><text:span text:style-name="T5">chmod 4764 $file </text:span><text:span text:style-name="T14">adds the SUID to the normal permissions for 764.</text:span></text:p>
          <text:p text:style-name="P12"><text:span text:style-name="T5"/></text:p>
        </text:list-item>
      </text:list>
      <text:p text:style-name="P2">chown <text:span text:style-name="T5">– modifies the user and group ownership of a file. <text:s text:c="2"/></text:span></text:p>
      <text:list xml:id="list1465097171841614306" text:style-name="L7">
        <text:list-item>
          <text:p text:style-name="P18"><text:span text:style-name="T5">chown joe $file</text:span><text:span text:style-name="T14"> - changes the ownership of $file to user “joe”.</text:span></text:p>
        </text:list-item>
        <text:list-item>
          <text:p text:style-name="P13"><text:span text:style-name="T11">chown joe.awesome $file – </text:span><text:span text:style-name="T14">changes the ownership of $file to user “joe” and group “awesome”.</text:span></text:p>
        </text:list-item>
        <text:list-item>
          <text:p text:style-name="P13">chgrp <text:span text:style-name="T5">- <text:s/>changes the group owner of a file. <text:s/>Seems pointless if you use chown.</text:span></text:p>
        </text:list-item>
      </text:list>
      <text:p text:style-name="P2"/>
      <text:p text:style-name="P8"/>
      <text:p text:style-name="P1">File permissions</text:p>
      <text:p text:style-name="P1">1 - Type of file. <text:s/></text:p>
      <text:list xml:id="list8647358308100301865" text:style-name="L2">
        <text:list-item>
          <text:p text:style-name="P14"><text:span text:style-name="T2">r = </text:span><text:span text:style-name="T6">r</text:span><text:span text:style-name="T2">egular files.</text:span></text:p>
        </text:list-item>
        <text:list-item>
          <text:p text:style-name="P14"><text:span text:style-name="T2">d = </text:span><text:span text:style-name="T6">d</text:span><text:span text:style-name="T2">irectory</text:span></text:p>
        </text:list-item>
        <text:list-item>
          <text:p text:style-name="P9">b = device</text:p>
        </text:list-item>
        <text:list-item>
          <text:p text:style-name="P14"><text:span text:style-name="T2">l = </text:span><text:span text:style-name="T6">l</text:span><text:span text:style-name="T2">inked file</text:span></text:p>
        </text:list-item>
      </text:list>
      <text:p text:style-name="Standard"><text:span text:style-name="T2">2-4 - </text:span><text:span text:style-name="T6">U</text:span><text:span text:style-name="T2">ser permissions</text:span></text:p>
      <text:p text:style-name="Standard"><text:span text:style-name="T2">5-7 - </text:span><text:span text:style-name="T6">G</text:span><text:span text:style-name="T2">roup permissions</text:span></text:p>
      <text:p text:style-name="Standard"><text:span text:style-name="T2">8-0 - </text:span><text:span text:style-name="T6">O</text:span><text:span text:style-name="T2">ther permissions.</text:span></text:p>
      <text:p text:style-name="P1">11 - Specifies control by SELinux. <text:s/></text:p>
      <text:list xml:id="list6915256284394618685" text:style-name="L3">
        <text:list-item>
          <text:p text:style-name="P10">. = No SELinux permissions configured.</text:p>
        </text:list-item>
        <text:list-item>
          <text:p text:style-name="P10">+ = ACL permissions configured for this file</text:p>
        </text:list-item>
      </text:list>
      <text:p text:style-name="P1"><text:span text:style-name="T8">r</text:span>ead = 4</text:p>
      <text:p text:style-name="P1"><text:soft-page-break/><text:span text:style-name="T8">w</text:span>rite = 2</text:p>
      <text:p text:style-name="P1">e<text:span text:style-name="T8">x</text:span>ecute = 1</text:p>
      <text:p text:style-name="P6"><text:span text:style-name="T1">s</text:span><text:span text:style-name="T2">pecial = File can be read/written/executed with the authority of the file owner.</text:span></text:p>
      <text:p text:style-name="P1">s<text:span text:style-name="T8">t</text:span>icky = </text:p>
      <text:p text:style-name="P1">Note: There is a loophole with lack of write permissions. <text:s/>The user that owns a file can still make changes with the “!” character in the <text:span text:style-name="T1">vi </text:span><text:span text:style-name="T5">text editor. </text:span></text:p>
      <text:p text:style-name="P1"><text:span text:style-name="T5"/></text:p>
      <text:p text:style-name="P1"><text:span text:style-name="T1">umask</text:span> - Default permissions for a new file created are based on the value of umask. <text:s/>umask cancels out the value of numeric permissions on a file. <text:s/>EX: <text:s/>If umask is 000, numeric permissions for a new file would be 777-000 = 777. <text:s/>If umask is 636, numeric permissions for a new file would be 777-636=141. <text:s/>The default umask value is driven by the /etc/bashrc file, which determines a value for umask based on the UID creating the file or directory.</text:p>
      <text:p text:style-name="P50"><text:span text:style-name="T1">Note:</text:span> With RHEL 6 it is no longer possible to create new files with executable permissions.</text:p>
      <text:p text:style-name="P1"/>
      <text:p text:style-name="P1"><text:span text:style-name="T5"/></text:p>
      <text:p text:style-name="P1"><text:span text:style-name="T5"/></text:p>
      <text:list xml:id="list1940416654" text:continue-list="list1410344631324832594" text:style-name="L1">
        <text:list-item>
          <text:list>
            <text:list-header>
              <text:p text:style-name="P39"><text:span text:style-name="T16">4.2: Access Control Lists and More</text:span></text:p>
            </text:list-header>
          </text:list>
        </text:list-item>
      </text:list>
      <text:p text:style-name="P1"><text:span text:style-name="T1"><text:line-break/></text:span><text:span text:style-name="T5">Regular ugo/wrx are the first level of discretionary access control. <text:s/>Access Control Lists (ACLs) are a secondary layer of access that supports permissions given to specific users, overriding standard ownership and permissions set by the ugo/wrx system.</text:span></text:p>
      <text:p text:style-name="P1"><text:span text:style-name="T1"><text:line-break/>Make a filesystem ACL friendly.</text:span></text:p>
      <text:p text:style-name="P1"><text:span text:style-name="T1"/></text:p>
      <text:list xml:id="list7165636158012471599" text:style-name="L8">
        <text:list-item>
          <text:p text:style-name="P20"><text:span text:style-name="T13">Use the remount command to mount the filesystem with ACL attributes. <text:s/>Ex:</text:span><text:span text:style-name="T4"><text:line-break/>mount -o remount -o acl /dev/sda3 /home</text:span></text:p>
        </text:list-item>
        <text:list-item>
          <text:p text:style-name="P25"><text:span text:style-name="T4">For changes to persist, edit /etc/fstab. <text:s/>Ex:</text:span></text:p>
          <text:p text:style-name="P25"><text:span text:style-name="T19">/dev/sda2<text:tab/><text:tab/>swap<text:tab/><text:tab/>swap<text:tab/>defaults<text:tab/><text:tab/>1 0<text:line-break/>/dev/sda3<text:tab/><text:tab/>/home<text:tab/><text:tab/>ext3<text:tab/>defaults</text:span><text:span text:style-name="T20">,acl</text:span><text:span text:style-name="T19"><text:tab/>1 0</text:span></text:p>
        </text:list-item>
        <text:list-item>
          <text:p text:style-name="P24"><text:span text:style-name="T4">To confirm that a directory is mounted with the acl option, run the </text:span><text:span text:style-name="T3">mount</text:span><text:span text:style-name="T4"> command alone. Ex:<text:line-break/></text:span><text:span text:style-name="T22">mount</text:span><text:span text:style-name="T19"> </text:span></text:p>
          <text:p text:style-name="P22"><text:span text:style-name="T4">/dev/sda3 <text:s/>on <text:s/>/home type ext4 (rw,acl)</text:span></text:p>
        </text:list-item>
      </text:list>
      <text:p text:style-name="P23"><text:span text:style-name="T1"/></text:p>
      <text:p text:style-name="P8"><text:span text:style-name="T1">getfacl</text:span> – displays the current ACLs of a file. <text:s/><text:span text:style-name="T1">nfs4_getfacl</text:span> for nfs filesystems (frequently /home) on RHEL 6.</text:p>
      <text:p text:style-name="P1"><text:span text:style-name="T1"/></text:p>
      <text:p text:style-name="P1"><text:span text:style-name="T1">setfacl</text:span> – <text:span text:style-name="T15">set</text:span><text:span text:style-name="T1">f</text:span><text:span text:style-name="T5">ile</text:span><text:span text:style-name="T1">ACLB</text:span><text:span text:style-name="T5">. <text:s/></text:span></text:p>
      <text:list xml:id="list793255521" text:continue-list="list8647358308100301865" text:style-name="L2">
        <text:list-item>
          <text:p text:style-name="P9">-m = modifies the ACL of a file, normally with a specific user (u) or group (g).</text:p>
        </text:list-item>
        <text:list-item>
          <text:p text:style-name="P41"><text:span text:style-name="T2">Ex: <text:s/><text:line-break/></text:span><text:span text:style-name="T9">setfacl -m u:joe:rwx /home/angie/file</text:span><text:span text:style-name="T12"> “gives” joe access to file in angie's home directory.</text:span><text:span text:style-name="T9"><text:line-break/>setfacl -m g: teachers:r-- /home/angie/file</text:span><text:span text:style-name="T12"> gives the group “teachers” read-only access to that same file.<text:line-break/></text:span><text:span text:style-name="T9">setfacl -m o:rwx /home/angie/file</text:span><text:span text:style-name="T12"> lets everybody and their brother in.</text:span></text:p>
        </text:list-item>
        <text:list-item>
          <text:p text:style-name="P9">-R = Used on directories. <text:s/>Applies changes recursively to all files.</text:p>
        </text:list-item>
        <text:list-item>
          <text:p text:style-name="P9">-x = removes a specific ACL entry.</text:p>
        </text:list-item>
        <text:list-item>
          <text:p text:style-name="P9">-b = removes all ACL entries. <text:s/>Retains ugo/rwx permissions.</text:p>
        </text:list-item>
        <text:list-item>
          <text:p text:style-name="P9">-k = removes default ACL entries.</text:p>
        </text:list-item>
        <text:list-item>
          <text:p text:style-name="P9">-n = omits the mask in recalculating permissions.</text:p>
          <text:p text:style-name="P9"/>
        </text:list-item>
      </text:list>
      <text:list xml:id="list564275956" text:continue-list="list1940416654" text:style-name="L1">
        <text:list-item>
          <text:list>
            <text:list-header>
              <text:p text:style-name="P39"><text:soft-page-break/><text:span text:style-name="T16">4.3: Basic Firewall Control</text:span></text:p>
            </text:list-header>
          </text:list>
        </text:list-item>
      </text:list>
      <text:p text:style-name="P1"><text:line-break/>RHEL 6 includes firewalls in every default configuration.<text:line-break/></text:p>
      <text:p text:style-name="P2">iptables –<text:span text:style-name="T5"> packet filter that includes TCP wrappers to control traffic to and from TCP-based services.</text:span></text:p>
      <text:p text:style-name="Standard"><text:span text:style-name="T3"/></text:p>
      <text:list xml:id="list7093218553326955322" text:style-name="L10">
        <text:list-item>
          <text:p text:style-name="P16"><text:span text:style-name="T2">Uses sets of rules called “chains” applied to each network packet. <text:s/>Each rule does one of two things: a) specifies the condition a packet must meet to match the rule, and b) specifies the action to take if the packet matches.</text:span></text:p>
        </text:list-item>
        <text:list-item>
          <text:p text:style-name="P16"><text:span text:style-name="T2">Persistent rules for iptables reside in </text:span><text:span text:style-name="T9">/etc/sysconfig/iptables</text:span><text:span text:style-name="T2">.</text:span></text:p>
        </text:list-item>
        <text:list-item>
          <text:p text:style-name="P16"><text:span text:style-name="T2">Basic format:<text:line-break/></text:span><text:span text:style-name="T20">iptables -t tabletype &lt;action direction&gt; &lt;packet pattern&gt; -j &lt;what to do&gt;</text:span></text:p>
        </text:list-item>
        <text:list-item>
          <text:p text:style-name="P45"><text:span text:style-name="T20">-t tabletype </text:span><text:span text:style-name="T21">– The two basic tabletype options for iptables are </text:span></text:p>
        </text:list-item>
        <text:list-item>
          <text:p text:style-name="P51"><text:span text:style-name="T2">filter – sets a rule for filtering packets. <text:s/>The default, if a rule doesn't specify “-t tabletype”.</text:span></text:p>
        </text:list-item>
        <text:list-item>
          <text:p text:style-name="P51"><text:span text:style-name="T2">nat – configures Network Address Translation, also known as “masquerading”.</text:span></text:p>
        </text:list-item>
        <text:list-item>
          <text:p text:style-name="P46"><text:span text:style-name="T21">&lt;action direction&gt; </text:span><text:span text:style-name="T19">- The are four basic actions associated with rules in iptables.</text:span></text:p>
        </text:list-item>
        <text:list-item>
          <text:p text:style-name="P51"><text:span text:style-name="T2">-A (--append) – appends a rule to the end of a chain.</text:span></text:p>
        </text:list-item>
        <text:list-item>
          <text:p text:style-name="P51"><text:span text:style-name="T2">-D (--delete) – deletes a rule from a chain. <text:s/>Specify the rule by the number or the packet pattern. <text:s/></text:span></text:p>
        </text:list-item>
        <text:list-item>
          <text:p text:style-name="P51"><text:span text:style-name="T2">-L <text:s/>(--list) – lists the currently configured rules in the chain.</text:span></text:p>
        </text:list-item>
        <text:list-item>
          <text:p text:style-name="P51"><text:span text:style-name="T2">-F (--flush) – flushes all the rules in the current iptables chain.</text:span></text:p>
        </text:list-item>
        <text:list-item>
          <text:p text:style-name="P51"><text:span text:style-name="T2">If you're appending or deleting, you'll want to apply it to network data traveling in one of three directions:</text:span></text:p>
        </text:list-item>
        <text:list-item>
          <text:p text:style-name="P53"><text:span text:style-name="T2">INPUT – All incoming packets are checked against the rules in this chain.</text:span></text:p>
        </text:list-item>
        <text:list-item>
          <text:p text:style-name="P53"><text:span text:style-name="T2">OUTPUT – All outgoing packets are checked against the rules in this chain.</text:span></text:p>
        </text:list-item>
        <text:list-item>
          <text:p text:style-name="P53"><text:span text:style-name="T2">FORWARD – All packets being sent to another computer are checked against the rules in this chain.</text:span></text:p>
        </text:list-item>
        <text:list-item>
          <text:p text:style-name="P47"><text:span text:style-name="T2">&lt;packet pattern&gt; </text:span><text:span text:style-name="T4">- iptables will check every packet against this pattern. <text:s/>A common pattern sorts by IP address. <text:s/></text:span></text:p>
        </text:list-item>
        <text:list-item>
          <text:p text:style-name="P52"><text:span text:style-name="T2">-s ip_address</text:span><text:span text:style-name="T4"> - all packets are checked for a specific source IP address.</text:span></text:p>
        </text:list-item>
        <text:list-item>
          <text:p text:style-name="P52"><text:span text:style-name="T2">-d ip_address - </text:span><text:span text:style-name="T4">all packets are checked for a specific destination IP address.</text:span></text:p>
        </text:list-item>
        <text:list-item>
          <text:p text:style-name="P52"><text:span text:style-name="T4">-p – sorts by protocol (TCP, UDP, or ICMP)</text:span></text:p>
        </text:list-item>
        <text:list-item>
          <text:p text:style-name="P52"><text:span text:style-name="T4">--dport – sorts by destination port. <text:s/></text:span></text:p>
        </text:list-item>
        <text:list-item>
          <text:p text:style-name="P47"><text:span text:style-name="T2">-j &lt;what to do &gt;</text:span></text:p>
        </text:list-item>
        <text:list-item>
          <text:p text:style-name="P51"><text:span text:style-name="T2">DROP – The packet is dropped. <text:s/>No response is sent to the messaging computer. <text:s/>Black hole.</text:span></text:p>
        </text:list-item>
        <text:list-item>
          <text:p text:style-name="P51"><text:span text:style-name="T2">REJECT – The packet is dropped. <text:s/>An error message is sent to the messaging computer.</text:span></text:p>
        </text:list-item>
        <text:list-item>
          <text:p text:style-name="P51"><text:span text:style-name="T2">ACCEPT – The packet is allowed to proceed as specified by the -A action: INPUT, OUTPUT, or FORWARD.</text:span></text:p>
        </text:list-item>
        <text:list-item>
          <text:p text:style-name="P26"><text:span text:style-name="T3">ip6tables</text:span><text:span text:style-name="T4"> – near-identical commands for Ipv6 networks. <text:s/>Not currently a Red Hat objective.</text:span></text:p>
        </text:list-item>
      </text:list>
      <text:p text:style-name="Standard"><text:span text:style-name="T4"/></text:p>
      <text:p text:style-name="Standard"><text:span text:style-name="T8">T</text:span><text:span text:style-name="T3">ransmission </text:span><text:span text:style-name="T8">C</text:span><text:span text:style-name="T3">ontrol </text:span><text:span text:style-name="T8">P</text:span><text:span text:style-name="T3">rotocol</text:span><text:span text:style-name="T4"> (TCP)</text:span></text:p>
      <text:p text:style-name="Standard"><text:span text:style-name="T8">U</text:span><text:span text:style-name="T3">ser </text:span><text:span text:style-name="T8">D</text:span><text:span text:style-name="T3">atagram </text:span><text:span text:style-name="T8">P</text:span><text:span text:style-name="T3">rotocol</text:span><text:span text:style-name="T4"> (UDP)<text:line-break/></text:span><text:span text:style-name="T8">I</text:span><text:span text:style-name="T3">nternet </text:span><text:span text:style-name="T8">C</text:span><text:span text:style-name="T3">ontrol </text:span><text:span text:style-name="T8">P</text:span><text:span text:style-name="T3">rotocol</text:span><text:span text:style-name="T4"> (ICP)</text:span></text:p>
      <text:p text:style-name="Standard"><text:span text:style-name="T18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oft-page-break/><text:span text:style-name="T17">4.4: Security-Enhanced Linux Primer</text:span></text:p>
      <text:p text:style-name="Standard"><text:span text:style-name="T23"/></text:p>
      <text:p text:style-name="Standard"><text:span text:style-name="T2">SELinux was developed by the National Security Agency to provide a level of mandatory access control. <text:s/>It goes beyond the discretionary access control associated with file permissions and ACLs. <text:s/>In essence, SELinux limits the damage if there is a security breach.<text:line-break/></text:span></text:p>
      <text:p text:style-name="Standard"><text:span text:style-name="T2">SELinux assigns different contexts to each file known as subjects, objects, and actions. <text:s/></text:span></text:p>
      <text:list xml:id="list7249365911592784543" text:style-name="L12">
        <text:list-item>
          <text:p text:style-name="P27"><text:span text:style-name="T3">subject</text:span><text:span text:style-name="T2"> – a process. <text:s/>Either an application (like Apache), or a command in action.</text:span></text:p>
        </text:list-item>
        <text:list-item>
          <text:p text:style-name="P27"><text:span text:style-name="T3">object</text:span><text:span text:style-name="T2"> – a file.</text:span></text:p>
        </text:list-item>
        <text:list-item>
          <text:p text:style-name="P27"><text:span text:style-name="T3">action</text:span><text:span text:style-name="T2"> – what may be done by the subject to the object.</text:span></text:p>
        </text:list-item>
      </text:list>
      <text:p text:style-name="Standard"><text:span text:style-name="T2"/></text:p>
      <text:p text:style-name="P28"><text:span text:style-name="T2">There are three available modes: </text:span></text:p>
      <text:list xml:id="list379812268938942855" text:style-name="L13">
        <text:list-item>
          <text:p text:style-name="P30"><text:span text:style-name="T2">enforcing – </text:span><text:span text:style-name="T4">SELinux is activated and will enforce its rules.</text:span></text:p>
        </text:list-item>
        <text:list-item>
          <text:p text:style-name="P48"><text:span text:style-name="T2">targeted</text:span><text:span text:style-name="T4"> mode – allows you to customize what is protected by SELinux in a fine-grained manner.</text:span></text:p>
        </text:list-item>
        <text:list-item>
          <text:p text:style-name="P48"><text:span text:style-name="T2">mls</text:span><text:span text:style-name="T4"> mode – uses the Bell-La Padula model developed by the DOD and supports layers of security between c0 and c3 (“Top Secret”). <text:s/>Governed by </text:span><text:span text:style-name="T10">/etc/selinux/targeted/setrans.conf</text:span><text:span text:style-name="T4"> file and installed by selinux-policy-mls RPM.</text:span></text:p>
        </text:list-item>
        <text:list-item>
          <text:p text:style-name="P30"><text:span text:style-name="T2">permissive </text:span><text:span text:style-name="T4">– Any SELinux rules that are violated are logged, but the violating action will not be stopped.</text:span></text:p>
        </text:list-item>
        <text:list-item>
          <text:p text:style-name="P30"><text:span text:style-name="T2">disabled – </text:span><text:span text:style-name="T4">self explanatory.</text:span></text:p>
        </text:list-item>
        <text:list-item>
          <text:p text:style-name="P30"><text:span text:style-name="T2">getenforce</text:span><text:span text:style-name="T4"> – returns current SELinux mode.</text:span></text:p>
        </text:list-item>
      </text:list>
      <text:p text:style-name="P29"><text:span text:style-name="T4"/></text:p>
      <text:p text:style-name="P29"><text:span text:style-name="T2">sestatus –</text:span><text:span text:style-name="T4"> shows SELinux status, mount point, mode, policy and more.</text:span></text:p>
      <text:p text:style-name="P29"><text:span text:style-name="T2">setenforce</text:span><text:span text:style-name="T4"> – changes the /selinux/enforce boolean. <text:s/>Options are enforcing (1) and permissive (0).<text:line-break/></text:span></text:p>
      <text:p text:style-name="P29"><text:span text:style-name="T4">/etc/sysconfig/selinux</text:span></text:p>
      <text:list xml:id="list8906531578778971890" text:style-name="L14">
        <text:list-item>
          <text:p text:style-name="P31"><text:span text:style-name="T4">Ex:<text:line-break/></text:span><text:span text:style-name="T19">[root@joetestbox sysconfig]# cat /etc/sysconfig/selinux</text:span></text:p>
          <text:p text:style-name="P34"><text:span text:style-name="T4"># This file controls the state of SELinux on the system.</text:span></text:p>
          <text:p text:style-name="P34"><text:span text:style-name="T4"># SELINUX= can take one of these three values:</text:span></text:p>
          <text:p text:style-name="P34"><text:span text:style-name="T4">#<text:tab/>enforcing - SELinux security policy is enforced.</text:span></text:p>
          <text:p text:style-name="P34"><text:span text:style-name="T4">#<text:tab/>permissive - SELinux prints warnings instead of enforcing.</text:span></text:p>
          <text:p text:style-name="P34"><text:span text:style-name="T4">#<text:tab/>disabled - SELinux is fully disabled.</text:span></text:p>
          <text:p text:style-name="P34"><text:span text:style-name="T4">SELINUX=disabled</text:span></text:p>
          <text:p text:style-name="P34"><text:span text:style-name="T4"># SELINUXTYPE= type of policy in use. Possible values are:</text:span></text:p>
          <text:p text:style-name="P34"><text:span text:style-name="T4">#<text:tab/>targeted - Only targeted network daemons are protected.</text:span></text:p>
          <text:p text:style-name="P34"><text:span text:style-name="T4">#<text:tab/>strict - Full SELinux protection.</text:span></text:p>
          <text:p text:style-name="P34"><text:span text:style-name="T4">SELINUXTYPE=targeted</text:span></text:p>
        </text:list-item>
      </text:list>
      <text:p text:style-name="P29"><text:span text:style-name="T4"/></text:p>
      <text:p text:style-name="P29"><text:span text:style-name="T2">ls -Z</text:span><text:span text:style-name="T4"> – Show SELinux context for files and directories.</text:span></text:p>
      <text:p text:style-name="P29"><text:span text:style-name="T2">ps -eZ</text:span><text:span text:style-name="T4"> – see the SELinux context for running processes. <text:s/></text:span></text:p>
      <text:list xml:id="list7730949519697333233" text:style-name="L21">
        <text:list-item>
          <text:p text:style-name="P33"><text:span text:style-name="T4">Format: user:role:processtype</text:span></text:p>
        </text:list-item>
        <text:list-item>
          <text:p text:style-name="P33"><text:span text:style-name="T4">user and role won't change much. <text:s/>Processtype is dynamic and will change, usually to match the process name.</text:span></text:p>
        </text:list-item>
      </text:list>
      <text:p text:style-name="P29"><text:span text:style-name="T4"/></text:p>
      <text:p text:style-name="P29"><text:span text:style-name="T4">Most SELinux settings are boolean, activated or deactivated by setting them to 1 or 0. <text:s/>Once set, the booleans are stored in </text:span><text:span text:style-name="T10">/selinux/booleans.</text:span></text:p>
      <text:p text:style-name="P29"><text:span text:style-name="T13"/></text:p>
      <text:p text:style-name="P29"><text:span text:style-name="T12">getsebool</text:span><text:span text:style-name="T13"> </text:span><text:span text:style-name="T10">$command</text:span><text:span text:style-name="T13"> – fetches SELinux booleans from /selinux/booleans.</text:span></text:p>
      <text:list xml:id="list8604239386873144030" text:style-name="L16">
        <text:list-item>
          <text:p text:style-name="P32"><text:soft-page-break/><text:span text:style-name="T13">Ex. </text:span><text:span text:style-name="T10">getsebool allow_user_exec_content</text:span><text:span text:style-name="T13"> would return “on”, indicating that the boolean was set to 1. <text:s/></text:span></text:p>
        </text:list-item>
      </text:list>
      <text:p text:style-name="P29"><text:span text:style-name="T12">setsebool</text:span><text:span text:style-name="T13"> </text:span><text:span text:style-name="T10">$command</text:span><text:span text:style-name="T13"> – changes SELinux booleans. <text:s/></text:span></text:p>
      <text:list xml:id="list3064702827326999047" text:style-name="L17">
        <text:list-item>
          <text:p text:style-name="P35"><text:span text:style-name="T24">Ex. </text:span><text:span text:style-name="T26">setsebool allow_user_exec_content off</text:span></text:p>
        </text:list-item>
        <text:list-item>
          <text:p text:style-name="P35"><text:span text:style-name="T25">-p</text:span><text:span text:style-name="T24"> – Makes changes permanent (will survive reboot).</text:span></text:p>
        </text:list-item>
      </text:list>
      <text:p text:style-name="Standard"><text:span text:style-name="T24"><text:line-break/>SELinux contexts</text:span></text:p>
      <text:list xml:id="list6425500655638264036" text:style-name="L19">
        <text:list-item>
          <text:p text:style-name="P37"><text:span text:style-name="T24">users</text:span></text:p>
          <text:list>
            <text:list-item>
              <text:p text:style-name="P37"><text:span text:style-name="T24">system_u</text:span></text:p>
            </text:list-item>
            <text:list-item>
              <text:p text:style-name="P37"><text:span text:style-name="T24">unconfined_u</text:span></text:p>
            </text:list-item>
          </text:list>
        </text:list-item>
        <text:list-item>
          <text:p text:style-name="P37"><text:span text:style-name="T24">objects</text:span></text:p>
          <text:list>
            <text:list-item>
              <text:p text:style-name="P37"><text:span text:style-name="T24">object_r</text:span></text:p>
            </text:list-item>
          </text:list>
        </text:list-item>
        <text:list-item>
          <text:p text:style-name="P37"><text:span text:style-name="T24">(he really did a shit job explaining this. <text:s/>Look it up)</text:span></text:p>
        </text:list-item>
      </text:list>
      <text:p text:style-name="Standard"><text:span text:style-name="T25"/></text:p>
      <text:p text:style-name="Standard"><text:span text:style-name="T25"/></text:p>
      <text:p text:style-name="Standard"><text:span text:style-name="T25">chcon</text:span><text:span text:style-name="T24"> – change SELinux contexts.</text:span></text:p>
      <text:list xml:id="list7629115630647725939" text:style-name="L18">
        <text:list-item>
          <text:p text:style-name="P36"><text:span text:style-name="T25">-R</text:span><text:span text:style-name="T24"> – recursive through directories.</text:span></text:p>
        </text:list-item>
        <text:list-item>
          <text:p text:style-name="P36"><text:span text:style-name="T25">-- reference</text:span><text:span text:style-name="T24"> </text:span><text:span text:style-name="T26">$examplefile $targetfile</text:span><text:span text:style-name="T24"> – changes the SELinux contexts of $targetfile to match $examplefile. <text:s/>Works on directories as well, and can be used recursively.</text:span></text:p>
        </text:list-item>
        <text:list-item>
          <text:p text:style-name="P36"><text:span text:style-name="T24">Ex. <text:s/></text:span></text:p>
        </text:list-item>
        <text:list-item>
          <text:p text:style-name="P49"><text:span text:style-name="T26">chcon -R -u system_u -t public_content_t /$dir</text:span><text:span text:style-name="T24"> changes the user and type contexts of $dir to to system_u and public_content_t</text:span></text:p>
        </text:list-item>
        <text:list-item>
          <text:p text:style-name="P44"><text:span text:style-name="T27">chcon -R –reference-/$referencedir /$dir</text:span><text:span text:style-name="T24"> changes the SELinux contexts of $dir to match $referencedir</text:span></text:p>
        </text:list-item>
      </text:list>
      <text:p text:style-name="P43"><text:span text:style-name="T24"/></text:p>
      <text:p text:style-name="P40"><text:span text:style-name="T25">restorecon</text:span><text:span text:style-name="T24"> – restores file context to the defaults set in </text:span><text:span text:style-name="T27">/etc/selinux/targeted/contexts/file/fine_contexts</text:span><text:span text:style-name="T24">.</text:span></text:p>
      <text:list xml:id="list4078776045674279138" text:style-name="L20">
        <text:list-item>
          <text:p text:style-name="P21"><text:span text:style-name="T25">-F</text:span><text:span text:style-name="T24"> – Force</text:span></text:p>
        </text:list-item>
        <text:list-item>
          <text:p text:style-name="P21"><text:span text:style-name="T24">Note: Any files and subdirectories created in listed directories inherit the file contexts associated with the parent directory in the </text:span><text:span text:style-name="T27">file_contexts</text:span><text:span text:style-name="T24"> file.</text:span></text:p>
        </text:list-item>
      </text:list>
      <text:p text:style-name="P19"><text:span text:style-name="T24"/></text:p>
      <text:p text:style-name="Standard"><text:span text:style-name="T24"/></text:p>
      <text:p text:style-name="P29"><text:span text:style-name="T7">Configure Regular Users for SELinux</text:span><text:span text:style-name="T4"> <text:line-break/>note: not an exam requirement.</text:span></text:p>
      <text:p text:style-name="P29"><text:span text:style-name="T4"/></text:p>
      <text:p text:style-name="P29"><text:span text:style-name="T2">semanage login -l </text:span><text:span text:style-name="T4">– Shows a table listing the SELinux status of regular default users, root, etc.</text:span></text:p>
      <text:p text:style-name="P29"><text:span text:style-name="T4"/></text:p>
      <text:p text:style-name="P29"><text:span text:style-name="T2">id -Z</text:span><text:span text:style-name="T4"> – run as user to confirm SELinux priveleges.</text:span></text:p>
      <text:p text:style-name="Standard"><text:span text:style-name="T2"><text:line-break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6"><text:soft-page-break/>Auditing SELinux</text:p>
      <text:p text:style-name="Standard"><text:span text:style-name="T2">“According to Red Hat, the top three causes of SELinux-related problems are labeling, context, and boolean settings.”</text:span></text:p>
      <text:p text:style-name="Standard"><text:span text:style-name="T2"><text:line-break/>Problems will be documented in the </text:span><text:span text:style-name="T9">audit.log</text:span><text:span text:style-name="T2"> file in the </text:span><text:span text:style-name="T9">/var/log/audit </text:span><text:span text:style-name="T12">directory. </text:span></text:p>
      <text:p text:style-name="Standard"><text:span text:style-name="T12"/></text:p>
      <text:p text:style-name="Standard"><text:span text:style-name="T3">ausearch</text:span><text:span text:style-name="T2"> – can help filter for different types of problems.</text:span></text:p>
      <text:p text:style-name="Standard"><text:span text:style-name="T2"/></text:p>
      <text:p text:style-name="Standard"><text:span text:style-name="T3">sealeart -a /var/log/audit/audit.log</text:span><text:span text:style-name="T2"> (typo?) - </text:span></text:p>
      <text:p text:style-name="Standard"><text:span text:style-name="T2"/></text:p>
      <text:p text:style-name="Standard"><text:span text:style-name="T2"/></text:p>
      <text:p text:style-name="P5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06:18:06</meta:creation-date>
    <dc:date>2013-04-05T11:18:20</dc:date>
    <meta:editing-duration>P4DT2H50M23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6" meta:paragraph-count="151" meta:word-count="1720" meta:character-count="10067"/>
  </office:meta>
</office:document-meta>
</file>